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mbria" svg:font-family="Cambri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1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2.2126in"/>
    </style:style>
    <style:style style:name="co5" style:family="table-column">
      <style:table-column-properties fo:break-before="auto" style:column-width="1.1354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1.093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84"/>
    <style:style style:name="ce3" style:family="table-cell" style:parent-style-name="Default" style:data-style-name="N8124"/>
    <style:style style:name="ce4" style:family="table-cell" style:parent-style-name="Default" style:data-style-name="N8116"/>
  </office:automatic-styles>
  <office:body>
    <office:spreadsheet>
      <table:calculation-settings table:case-sensitive="false" table:search-criteria-must-apply-to-whole-cell="false"/>
      <table:table table:name="uid-lookup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Ldap-cn</text:p>
          </table:table-cell>
          <table:table-cell office:value-type="string">
            <text:p>uid</text:p>
          </table:table-cell>
        </table:table-row>
        <table:table-row table:style-name="ro1">
          <table:table-cell office:value-type="string">
            <text:p>Barcoe Jenks</text:p>
          </table:table-cell>
          <table:table-cell office:value-type="string">
            <text:p>bjenks</text:p>
          </table:table-cell>
        </table:table-row>
        <table:table-row table:style-name="ro1">
          <table:table-cell office:value-type="string">
            <text:p>Barton Swift</text:p>
          </table:table-cell>
          <table:table-cell office:value-type="string">
            <text:p>bswift</text:p>
          </table:table-cell>
        </table:table-row>
        <table:table-row table:style-name="ro1">
          <table:table-cell office:value-type="string">
            <text:p>Bub Armstrong</text:p>
          </table:table-cell>
          <table:table-cell office:value-type="string">
            <text:p>barmstrong</text:p>
          </table:table-cell>
        </table:table-row>
        <table:table-row table:style-name="ro1">
          <table:table-cell office:value-type="string">
            <text:p>Frank Mason</text:p>
          </table:table-cell>
          <table:table-cell office:value-type="string">
            <text:p>fmason</text:p>
          </table:table-cell>
        </table:table-row>
        <table:table-row table:style-name="ro1">
          <table:table-cell office:value-type="string">
            <text:p>Garret Jackson</text:p>
          </table:table-cell>
          <table:table-cell office:value-type="string">
            <text:p>gjackson</text:p>
          </table:table-cell>
        </table:table-row>
        <table:table-row table:style-name="ro1">
          <table:table-cell office:value-type="string">
            <text:p>Hank Baldwin</text:p>
          </table:table-cell>
          <table:table-cell office:value-type="string">
            <text:p>hbaldwin</text:p>
          </table:table-cell>
        </table:table-row>
        <table:table-row table:style-name="ro1">
          <table:table-cell office:value-type="string">
            <text:p>Helen Randall</text:p>
          </table:table-cell>
          <table:table-cell office:value-type="string">
            <text:p>hrandall</text:p>
          </table:table-cell>
        </table:table-row>
        <table:table-row table:style-name="ro1">
          <table:table-cell office:value-type="string">
            <text:p>Jacab Wood</text:p>
          </table:table-cell>
          <table:table-cell office:value-type="string">
            <text:p>jwood</text:p>
          </table:table-cell>
        </table:table-row>
        <table:table-row table:style-name="ro1">
          <table:table-cell office:value-type="string">
            <text:p>James Period</text:p>
          </table:table-cell>
          <table:table-cell office:value-type="string">
            <text:p>jperiod</text:p>
          </table:table-cell>
        </table:table-row>
        <table:table-row table:style-name="ro1">
          <table:table-cell office:value-type="string">
            <text:p>Jennie Haddon</text:p>
          </table:table-cell>
          <table:table-cell office:value-type="string">
            <text:p>jhaddon</text:p>
          </table:table-cell>
        </table:table-row>
        <table:table-row table:style-name="ro1">
          <table:table-cell office:value-type="string">
            <text:p>Jennie Morse</text:p>
          </table:table-cell>
          <table:table-cell office:value-type="string">
            <text:p>jmorse</text:p>
          </table:table-cell>
        </table:table-row>
        <table:table-row table:style-name="ro1">
          <table:table-cell office:value-type="string">
            <text:p>John Sharp</text:p>
          </table:table-cell>
          <table:table-cell office:value-type="string">
            <text:p>jsharp</text:p>
          </table:table-cell>
        </table:table-row>
        <table:table-row table:style-name="ro1">
          <table:table-cell office:value-type="string">
            <text:p>Martha Baggert</text:p>
          </table:table-cell>
          <table:table-cell office:value-type="string">
            <text:p>mbaggert</text:p>
          </table:table-cell>
        </table:table-row>
        <table:table-row table:style-name="ro1">
          <table:table-cell office:value-type="string">
            <text:p>Mary Nestor</text:p>
          </table:table-cell>
          <table:table-cell office:value-type="string">
            <text:p>mnestor</text:p>
          </table:table-cell>
        </table:table-row>
        <table:table-row table:style-name="ro1">
          <table:table-cell office:value-type="string">
            <text:p>Minnie Blair</text:p>
          </table:table-cell>
          <table:table-cell office:value-type="string">
            <text:p>mblair</text:p>
          </table:table-cell>
        </table:table-row>
        <table:table-row table:style-name="ro1">
          <table:table-cell office:value-type="string">
            <text:p>Miquel DeLazes</text:p>
          </table:table-cell>
          <table:table-cell office:value-type="string">
            <text:p>mdelazes</text:p>
          </table:table-cell>
        </table:table-row>
        <table:table-row table:style-name="ro1">
          <table:table-cell office:value-type="string">
            <text:p>Ned Newton</text:p>
          </table:table-cell>
          <table:table-cell office:value-type="string">
            <text:p>nnewton</text:p>
          </table:table-cell>
        </table:table-row>
        <table:table-row table:style-name="ro1">
          <table:table-cell office:value-type="string">
            <text:p>Rad Sampson</text:p>
          </table:table-cell>
          <table:table-cell office:value-type="string">
            <text:p>rsampson</text:p>
          </table:table-cell>
        </table:table-row>
        <table:table-row table:style-name="ro1">
          <table:table-cell office:value-type="string">
            <text:p>Sarah Malloy</text:p>
          </table:table-cell>
          <table:table-cell office:value-type="string">
            <text:p>smalloy</text:p>
          </table:table-cell>
        </table:table-row>
        <table:table-row table:style-name="ro1">
          <table:table-cell office:value-type="string">
            <text:p>Tom Swift</text:p>
          </table:table-cell>
          <table:table-cell office:value-type="string">
            <text:p>tswift</text:p>
          </table:table-cell>
        </table:table-row>
        <table:table-row table:style-name="ro1">
          <table:table-cell office:value-type="string">
            <text:p>Wakefield Damon</text:p>
          </table:table-cell>
          <table:table-cell office:value-type="string">
            <text:p>wdamon</text:p>
          </table:table-cell>
        </table:table-row>
        <table:table-row table:style-name="ro1">
          <table:table-cell office:value-type="string">
            <text:p>William Crawford</text:p>
          </table:table-cell>
          <table:table-cell office:value-type="string">
            <text:p>wcrawford</text:p>
          </table:table-cell>
        </table:table-row>
      </table:table>
      <table:table table:name="todolist-scc_edited" table:style-name="ta2">
        <table:table-column table:style-name="co3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5" table:default-cell-style-name="ce2"/>
        <table:table-column table:style-name="co6" table:number-columns-repeated="2" table:default-cell-style-name="ce1"/>
        <table:table-column table:style-name="co5" table:number-columns-repeated="3" table:default-cell-style-name="ce2"/>
        <table:table-column table:style-name="co7" table:number-columns-repeated="2" table:default-cell-style-name="ce1"/>
        <table:table-column table:style-name="co3" table:number-columns-repeated="1009" table:default-cell-style-name="ce1"/>
        <table:table-row table:style-name="ro2">
          <table:table-cell office:value-type="string">
            <text:p>Position</text:p>
          </table:table-cell>
          <table:table-cell office:value-type="string">
            <text:p>Title</text:p>
          </table:table-cell>
          <table:table-cell office:value-type="string">
            <text:p>Task ID</text:p>
          </table:table-cell>
          <table:table-cell office:value-type="string">
            <text:p>Parent Task ID</text:p>
          </table:table-cell>
          <table:table-cell office:value-type="string">
            <text:p>Priority</text:p>
          </table:table-cell>
          <table:table-cell office:value-type="string">
            <text:p>Risk</text:p>
          </table:table-cell>
          <table:table-cell office:value-type="string">
            <text:p>Percent Complete</text:p>
          </table:table-cell>
          <table:table-cell office:value-type="string">
            <text:p>Creation Date</text:p>
          </table:table-cell>
          <table:table-cell office:value-type="string">
            <text:p>Created By</text:p>
          </table:table-cell>
          <table:table-cell office:value-type="string">
            <text:p>Created-uid</text:p>
          </table:table-cell>
          <table:table-cell office:value-type="string">
            <text:p>Modified Date</text:p>
          </table:table-cell>
          <table:table-cell office:value-type="string">
            <text:p>Start Date</text:p>
          </table:table-cell>
          <table:table-cell office:value-type="string">
            <text:p>Due Date</text:p>
          </table:table-cell>
          <table:table-cell office:value-type="string">
            <text:p>Allocated To</text:p>
          </table:table-cell>
          <table:table-cell office:value-type="string">
            <text:p>Allocated-uid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Cost</text:p>
          </table:table-cell>
          <table:table-cell office:value-type="string">
            <text:p>Comments</text:p>
          </table:table-cell>
          <table:table-cell table:number-columns-repeated="1005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Iteration 1 – Release prototype PCA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date" office:date-value="2014-09-06T09:28:00">
            <text:p>9/6/2014 9:28</text:p>
          </table:table-cell>
          <table:table-cell table:style-name="Default" office:value-type="string">
            <text:p>frank mason</text:p>
          </table:table-cell>
          <table:table-cell table:formula="of:=VLOOKUP([.I2];['uid-lookup'.$A$2:.$B$23];2)" office:value-type="string" office:string-value="fmason">
            <text:p>fmason</text:p>
          </table:table-cell>
          <table:table-cell table:style-name="ce3" office:value-type="date" office:date-value="2014-09-06T10:14:00">
            <text:p>9/6/2014 10:14</text:p>
          </table:table-cell>
          <table:table-cell table:style-name="ce4" office:value-type="date" office:date-value="2014-09-06">
            <text:p>9/6/2014</text:p>
          </table:table-cell>
          <table:table-cell table:style-name="ce4" office:value-type="date" office:date-value="2013-01-01">
            <text:p>1/1/2013</text:p>
          </table:table-cell>
          <table:table-cell table:style-name="Default" office:value-type="string">
            <text:p>Barcoe Jenks</text:p>
          </table:table-cell>
          <table:table-cell table:formula="of:=VLOOKUP([.N2];['uid-lookup'.$A$2:.$B$23];2)" office:value-type="string" office:string-value="bjenks">
            <text:p>bjenks</text:p>
          </table:table-cell>
          <table:table-cell table:style-name="Default" office:value-type="string">
            <text:p>Wireless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Release PN 20000004 Rev 00 with child parts and sub-assemblies for building a small number of prototype units. Assembly to include functional PCA, earphone, wire for stubby antenna and preliminary user manual (NO enclosure). Manufacturing process document</text:p>
          </table:table-cell>
          <table:table-cell table:number-columns-repeated="1006"/>
        </table:table-row>
        <table:table-row table:style-name="ro1">
          <table:table-cell table:style-name="Default" office:value-type="float" office:value="1.1">
            <text:p>1.1</text:p>
          </table:table-cell>
          <table:table-cell table:style-name="Default" office:value-type="string">
            <text:p><text:s text:c="2"/>Incorrect PCB layout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date" office:date-value="2014-09-17T12:15:00">
            <text:p>9/17/2014 12:15</text:p>
          </table:table-cell>
          <table:table-cell table:style-name="Default" office:value-type="string">
            <text:p>tom swift</text:p>
          </table:table-cell>
          <table:table-cell table:formula="of:=VLOOKUP([.I3];['uid-lookup'.$A$2:.$B$23];2)" office:value-type="string" office:string-value="tswift">
            <text:p>tswift</text:p>
          </table:table-cell>
          <table:table-cell table:style-name="ce3" office:value-type="date" office:date-value="2014-09-17T12:16:00">
            <text:p>9/17/2014 12:16</text:p>
          </table:table-cell>
          <table:table-cell table:style-name="ce4" office:value-type="date" office:date-value="2014-09-17">
            <text:p>9/17/2014</text:p>
          </table:table-cell>
          <table:table-cell table:style-name="Default"/>
          <table:table-cell table:style-name="Default" office:value-type="string">
            <text:p>Barcoe Jenks</text:p>
          </table:table-cell>
          <table:table-cell table:formula="of:=VLOOKUP([.N3];['uid-lookup'.$A$2:.$B$23];2)" office:value-type="string" office:string-value="bjenks">
            <text:p>bjenks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Iteration 2 – Make PCB corrections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date" office:date-value="2014-09-06T09:58:00">
            <text:p>9/6/2014 9:58</text:p>
          </table:table-cell>
          <table:table-cell table:style-name="Default" office:value-type="string">
            <text:p>frank mason</text:p>
          </table:table-cell>
          <table:table-cell table:formula="of:=VLOOKUP([.I4];['uid-lookup'.$A$2:.$B$23];2)" office:value-type="string" office:string-value="fmason">
            <text:p>fmason</text:p>
          </table:table-cell>
          <table:table-cell table:style-name="ce3" office:value-type="date" office:date-value="2014-09-06T10:14:00">
            <text:p>9/6/2014 10:14</text:p>
          </table:table-cell>
          <table:table-cell table:style-name="ce4" office:value-type="date" office:date-value="2014-09-06">
            <text:p>9/6/2014</text:p>
          </table:table-cell>
          <table:table-cell table:style-name="ce4" office:value-type="date" office:date-value="2013-01-02">
            <text:p>1/2/2013</text:p>
          </table:table-cell>
          <table:table-cell table:style-name="Default" office:value-type="string">
            <text:p>Barcoe Jenks</text:p>
          </table:table-cell>
          <table:table-cell table:formula="of:=VLOOKUP([.N4];['uid-lookup'.$A$2:.$B$23];2)" office:value-type="string" office:string-value="bjenks">
            <text:p>bjenks</text:p>
          </table:table-cell>
          <table:table-cell table:style-name="Default" office:value-type="string">
            <text:p>Wireless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Revise schematic to correct connectivity of PCB-type inductor; revise PCB design to correct the inductor layout and mechanical dimensions (and generate new CAM files). Create PCB master drawing. Create PCA assembly drawing and work instruction. Update wor</text:p>
          </table:table-cell>
          <table:table-cell table:number-columns-repeated="1006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Iteration 3 – Release marketing assembly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date" office:date-value="2014-09-06T09:59:00">
            <text:p>9/6/2014 9:59</text:p>
          </table:table-cell>
          <table:table-cell table:style-name="Default" office:value-type="string">
            <text:p>frank mason</text:p>
          </table:table-cell>
          <table:table-cell table:formula="of:=VLOOKUP([.I5];['uid-lookup'.$A$2:.$B$23];2)" office:value-type="string" office:string-value="fmason">
            <text:p>fmason</text:p>
          </table:table-cell>
          <table:table-cell table:style-name="ce3" office:value-type="date" office:date-value="2014-09-06T10:14:00">
            <text:p>9/6/2014 10:14</text:p>
          </table:table-cell>
          <table:table-cell table:style-name="ce4" office:value-type="date" office:date-value="2014-09-06">
            <text:p>9/6/2014</text:p>
          </table:table-cell>
          <table:table-cell table:style-name="ce4" office:value-type="date" office:date-value="2013-01-03">
            <text:p>1/3/2013</text:p>
          </table:table-cell>
          <table:table-cell table:style-name="Default" office:value-type="string">
            <text:p>John Sharp</text:p>
          </table:table-cell>
          <table:table-cell table:formula="of:=VLOOKUP([.N5];['uid-lookup'.$A$2:.$B$23];2)" office:value-type="string" office:string-value="jsharp">
            <text:p>jsharp</text:p>
          </table:table-cell>
          <table:table-cell table:style-name="Default" office:value-type="string">
            <text:p>Wireless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Re-structure product to meet product release requirements, including creation of new top-level marketing assembly part number. Product to include enclosure with hardware, user manual and earphone to be moved to marketing assembly, stubby antenna removed, </text:p>
          </table:table-cell>
          <table:table-cell table:number-columns-repeated="1006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 office:value-type="string">
            <text:p>Iteration 4 – Reduce cost and improve quality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date" office:date-value="2014-09-06T10:01:00">
            <text:p>9/6/2014 10:01</text:p>
          </table:table-cell>
          <table:table-cell table:style-name="Default" office:value-type="string">
            <text:p>frank mason</text:p>
          </table:table-cell>
          <table:table-cell table:formula="of:=VLOOKUP([.I6];['uid-lookup'.$A$2:.$B$23];2)" office:value-type="string" office:string-value="fmason">
            <text:p>fmason</text:p>
          </table:table-cell>
          <table:table-cell table:style-name="ce3" office:value-type="date" office:date-value="2014-09-06T10:16:00">
            <text:p>9/6/2014 10:16</text:p>
          </table:table-cell>
          <table:table-cell table:style-name="ce4" office:value-type="date" office:date-value="2014-09-06">
            <text:p>9/6/2014</text:p>
          </table:table-cell>
          <table:table-cell table:style-name="ce4" office:value-type="date" office:date-value="2013-01-04">
            <text:p>1/4/2013</text:p>
          </table:table-cell>
          <table:table-cell table:style-name="Default" office:value-type="string">
            <text:p>Miquel DeLazes</text:p>
          </table:table-cell>
          <table:table-cell table:formula="of:=VLOOKUP([.N6];['uid-lookup'.$A$2:.$B$23];2)" office:value-type="string" office:string-value="mdelazes">
            <text:p>mdelazes</text:p>
          </table:table-cell>
          <table:table-cell table:style-name="Default" office:value-type="string">
            <text:p>Wireless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Invert PCB in enclosure to aid assembly and test (requiring modifications to enclosure base and lid, including artwork). Update PCA assembly diagram and work instruction, update enclosure-level assembly diagram and work instruction.</text:p>
          </table:table-cell>
          <table:table-cell table:number-columns-repeated="1006"/>
        </table:table-row>
        <table:table-row table:style-name="ro2">
          <table:table-cell table:style-name="Default" office:value-type="float" office:value="4.1">
            <text:p>4.1</text:p>
          </table:table-cell>
          <table:table-cell table:style-name="Default" office:value-type="string">
            <text:p><text:s text:c="2"/>Difficult assembly procedure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date" office:date-value="2014-09-17T12:15:00">
            <text:p>9/17/2014 12:15</text:p>
          </table:table-cell>
          <table:table-cell table:style-name="Default" office:value-type="string">
            <text:p>tom swift</text:p>
          </table:table-cell>
          <table:table-cell table:formula="of:=VLOOKUP([.I7];['uid-lookup'.$A$2:.$B$23];2)" office:value-type="string" office:string-value="tswift">
            <text:p>tswift</text:p>
          </table:table-cell>
          <table:table-cell table:style-name="ce3" office:value-type="date" office:date-value="2014-09-17T12:15:00">
            <text:p>9/17/2014 12:15</text:p>
          </table:table-cell>
          <table:table-cell table:style-name="ce4" office:value-type="date" office:date-value="2014-09-17">
            <text:p>9/17/2014</text:p>
          </table:table-cell>
          <table:table-cell table:style-name="Default"/>
          <table:table-cell table:style-name="Default" office:value-type="string">
            <text:p>Frank Mason</text:p>
          </table:table-cell>
          <table:table-cell table:formula="of:=VLOOKUP([.N7];['uid-lookup'.$A$2:.$B$23];2)" office:value-type="string" office:string-value="fmason">
            <text:p>fmason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Default" office:value-type="float" office:value="5">
            <text:p>5</text:p>
          </table:table-cell>
          <table:table-cell table:style-name="Default" office:value-type="string">
            <text:p>Iteration 5 – Release field service kit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date" office:date-value="2014-09-06T10:03:00">
            <text:p>9/6/2014 10:03</text:p>
          </table:table-cell>
          <table:table-cell table:style-name="Default" office:value-type="string">
            <text:p>frank mason</text:p>
          </table:table-cell>
          <table:table-cell table:formula="of:=VLOOKUP([.I8];['uid-lookup'.$A$2:.$B$23];2)" office:value-type="string" office:string-value="fmason">
            <text:p>fmason</text:p>
          </table:table-cell>
          <table:table-cell table:style-name="ce3" office:value-type="date" office:date-value="2014-09-06T10:17:00">
            <text:p>9/6/2014 10:17</text:p>
          </table:table-cell>
          <table:table-cell table:style-name="ce4" office:value-type="date" office:date-value="2014-09-06">
            <text:p>9/6/2014</text:p>
          </table:table-cell>
          <table:table-cell table:style-name="ce4" office:value-type="date" office:date-value="2013-01-05">
            <text:p>1/5/2013</text:p>
          </table:table-cell>
          <table:table-cell table:style-name="Default" office:value-type="string">
            <text:p>Frank Mason</text:p>
          </table:table-cell>
          <table:table-cell table:formula="of:=VLOOKUP([.N8];['uid-lookup'.$A$2:.$B$23];2)" office:value-type="string" office:string-value="fmason">
            <text:p>fmason</text:p>
          </table:table-cell>
          <table:table-cell table:style-name="Default" office:value-type="string">
            <text:p>Wireless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Create kit of parts found typically useful for field service.</text:p>
          </table:table-cell>
          <table:table-cell table:number-columns-repeated="1006"/>
        </table:table-row>
        <table:table-row table:style-name="ro1">
          <table:table-cell table:style-name="Default" office:value-type="float" office:value="5.1">
            <text:p>5.1</text:p>
          </table:table-cell>
          <table:table-cell table:style-name="Default" office:value-type="string">
            <text:p><text:s text:c="2"/>Customers asking for field spares kit</text:p>
          </table:table-cell>
          <table:table-cell table:style-name="Default" office:value-type="float" office:value="6">
            <text:p>6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" office:value-type="date" office:date-value="2014-09-17T12:15:00">
            <text:p>9/17/2014 12:15</text:p>
          </table:table-cell>
          <table:table-cell table:style-name="Default" office:value-type="string">
            <text:p>james period</text:p>
          </table:table-cell>
          <table:table-cell table:formula="of:=VLOOKUP([.I9];['uid-lookup'.$A$2:.$B$23];2)" office:value-type="string" office:string-value="jperiod">
            <text:p>jperiod</text:p>
          </table:table-cell>
          <table:table-cell table:style-name="ce3" office:value-type="date" office:date-value="2014-09-17T12:16:00">
            <text:p>9/17/2014 12:16</text:p>
          </table:table-cell>
          <table:table-cell table:style-name="ce4" office:value-type="date" office:date-value="2014-09-17">
            <text:p>9/17/2014</text:p>
          </table:table-cell>
          <table:table-cell table:style-name="Default"/>
          <table:table-cell table:style-name="Default" office:value-type="string">
            <text:p>Frank Mason</text:p>
          </table:table-cell>
          <table:table-cell table:formula="of:=VLOOKUP([.N9];['uid-lookup'.$A$2:.$B$23];2)" office:value-type="string" office:string-value="fmason">
            <text:p>fmason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mbria" svg:font-family="Cambri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1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 number:style="long"/>
      <number:text>-</number:text>
      <number:month number:style="long"/>
      <number:text>-</number:text>
      <number:year number:style="long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 </number:text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 $(</number:text>
      <number:number number:decimal-places="0" number:min-integer-digits="1" number:grouping="true"/>
      <number:text>)</number:text>
    </number:number-style>
    <number:number-style style:name="N156P2" style:volatile="true">
      <number:text> $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0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6P0"/>
    </number:number-style>
    <number:number-style style:name="N8137P0" style:volatile="true" number:language="en" number:country="US">
      <number:number number:decimal-places="2" number:min-integer-digits="1" number:grouping="true"/>
      <number:text> </number:text>
    </number:number-style>
    <number:number-style style:name="N813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7P0"/>
    </number:number-style>
    <number:number-style style:name="N8138P0" style:volatile="true" number:language="en" number:country="US">
      <number:number number:decimal-places="2" number:min-integer-digits="1" number:grouping="true"/>
      <number:text> </number:text>
    </number:number-style>
    <number:number-style style:name="N8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8P0"/>
    </number:number-style>
    <number:currency-style style:name="N8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9P0"/>
    </number:currency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0P0"/>
    </number:currency-style>
    <number:currency-style style:name="N8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1P0"/>
    </number:currency-style>
    <number:currency-style style:name="N8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2P0"/>
    </number:currency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9/17/2014</text:date>, <text:time>12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todolist-scc" style:display-name="PageStyle_todolist-sc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ale</meta:initial-creator>
    <dc:creator>Dale Scott</dc:creator>
    <meta:creation-date>2014-09-06T16:23:39Z</meta:creation-date>
    <dc:date>2014-09-17T12:46:47.86</dc:date>
    <meta:editing-duration>PT1H5M5S</meta:editing-duration>
    <meta:editing-cycles>3</meta:editing-cycles>
    <meta:document-statistic meta:table-count="2" meta:cell-count="195" meta:object-count="0"/>
  </office:meta>
</office:document-meta>
</file>